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66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Dashed_20__28_var_29_"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3pt" style:font-size-asian="13pt" style:font-size-complex="13pt"/>
    </style:style>
    <style:style style:name="P3" style:family="paragraph">
      <style:text-properties fo:font-family="'LM Sans 10'" style:font-family-generic="swiss" style:font-pitch="variable" fo:font-size="15pt" style:font-size-asian="15pt" style:font-size-complex="15pt"/>
    </style:style>
    <style:style style:name="T1" style:family="text">
      <style:text-properties fo:color="#000000" fo:font-family="'Courier 10 Pitch'" style:font-pitch="fixed" fo:font-size="13pt" style:font-size-asian="13pt" style:font-size-complex="13pt"/>
    </style:style>
    <style:style style:name="T2" style:family="text">
      <style:text-properties fo:font-family="'LM Sans 10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.201cm" svg:x="1.565cm" svg:y="0.124cm">
          <text:p text:style-name="P1"><text:span text:style-name="T1">(D)xAO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cm" svg:height="1.201cm" svg:x="0.165cm" svg:y="4.439cm">
          <text:p text:style-name="P1"><text:span text:style-name="T1">CxAO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5cm" svg:height="1.201cm" svg:x="4.465cm" svg:y="7.139cm">
          <text:p text:style-name="P1"><text:span text:style-name="T1">tu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cm" svg:height="1.201cm" svg:x="4.465cm" svg:y="5.038cm">
          <text:p text:style-name="P1"><text:span text:style-name="T1"><text:a xlink:href="https://svnweb.cern.ch/trac/atlasphys/browser/Physics/Higgs/HSG5/software/VHAnalysis/LHCRun2/CxAODFramework/TupleMaker/trunk" xlink:type="simple">TupleMaker</text:a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cm" svg:height="1.201cm" svg:x="1.565cm" svg:y="2.17cm">
          <text:p text:style-name="P1"><text:span text:style-name="T1"><text:a xlink:href="https://svnweb.cern.ch/trac/atlasphys/browser/Physics/Higgs/HSG5/software/VHAnalysis/LHCRun2/CxAODFramework/CxAODMaker/trunk" xlink:type="simple">CxAODMaker</text:a></text:span></text:p>
          <draw:enhanced-geometry svg:viewBox="0 0 21600 21600" draw:type="rectangle" draw:enhanced-path="M 0 0 L 21600 0 21600 21600 0 21600 0 0 Z N"/>
        </draw:custom-shape>
        <draw:connector draw:style-name="gr3" draw:layer="layout" draw:type="line" svg:x1="3.315cm" svg:y1="1.325cm" svg:x2="3.315cm" svg:y2="2.17cm" draw:start-shape="id1" draw:start-glue-point="2" draw:end-shape="id2" svg:d="m3315 1325v845" svg:viewBox="0 0 1 846">
          <text:p/>
        </draw:connector>
        <draw:connector draw:style-name="gr3" draw:layer="layout" draw:type="line" svg:x1="3.315cm" svg:y1="3.371cm" svg:x2="1.915cm" svg:y2="4.439cm" draw:start-shape="id2" draw:start-glue-point="2" draw:end-shape="id3" draw:end-glue-point="0" svg:d="m3315 3371-1400 1068" svg:viewBox="0 0 1401 1069">
          <text:p/>
        </draw:connector>
        <draw:connector draw:style-name="gr3" draw:layer="layout" draw:type="line" svg:x1="3.315cm" svg:y1="3.371cm" svg:x2="6.215cm" svg:y2="5.038cm" draw:start-shape="id2" draw:start-glue-point="2" draw:end-shape="id4" draw:end-glue-point="0" svg:d="m3315 3371 2900 1667" svg:viewBox="0 0 2901 1668">
          <text:p/>
        </draw:connector>
        <draw:connector draw:style-name="gr3" draw:layer="layout" draw:type="line" svg:x1="6.215cm" svg:y1="6.239cm" svg:x2="6.215cm" svg:y2="7.139cm" draw:start-shape="id4" draw:start-glue-point="2" draw:end-shape="id5" draw:end-glue-point="0" svg:d="m6215 6239v900" svg:viewBox="0 0 1 901">
          <text:p/>
        </draw:connector>
        <draw:custom-shape draw:style-name="gr4" draw:text-style-name="P1" draw:layer="layout" svg:width="4.5cm" svg:height="4.4cm" svg:x="3.965cm" svg:y="4.47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cm" svg:height="0.865cm" svg:x="6.055cm" svg:y="3.544cm">
          <draw:text-box>
            <text:p><text:span text:style-name="T2">Optional</text:span></text:p>
          </draw:text-box>
        </draw:frame>
        <draw:custom-shape draw:style-name="gr2" draw:text-style-name="P2" xml:id="id6" draw:id="id6" draw:layer="layout" svg:width="3.5cm" svg:height="1.201cm" svg:x="0.183cm" svg:y="6.433cm">
          <text:p text:style-name="P1"><text:span text:style-name="T1">CxAODReader</text:span></text:p>
          <draw:enhanced-geometry svg:viewBox="0 0 21600 21600" draw:type="rectangle" draw:enhanced-path="M 0 0 L 21600 0 21600 21600 0 21600 0 0 Z N"/>
        </draw:custom-shape>
        <draw:connector draw:style-name="gr3" draw:layer="layout" draw:type="line" svg:x1="1.915cm" svg:y1="5.64cm" svg:x2="1.933cm" svg:y2="6.433cm" draw:start-shape="id3" draw:start-glue-point="2" draw:end-shape="id6" svg:d="m1915 5640 18 793" svg:viewBox="0 0 19 794">
          <text:p/>
        </draw:connector>
        <draw:custom-shape draw:style-name="gr1" draw:text-style-name="P2" xml:id="id7" draw:id="id7" draw:layer="layout" svg:width="3.5cm" svg:height="1.201cm" svg:x="0.183cm" svg:y="8.451cm">
          <text:p text:style-name="P1"><text:span text:style-name="T1">histograms</text:span></text:p>
          <draw:enhanced-geometry svg:viewBox="0 0 21600 21600" draw:type="rectangle" draw:enhanced-path="M 0 0 L 21600 0 21600 21600 0 21600 0 0 Z N"/>
        </draw:custom-shape>
        <draw:connector draw:style-name="gr3" draw:layer="layout" draw:type="line" svg:x1="1.933cm" svg:y1="7.634cm" svg:x2="1.933cm" svg:y2="8.451cm" draw:start-shape="id6" draw:start-glue-point="2" draw:end-shape="id7" draw:end-glue-point="0" svg:d="m1933 7634v817" svg:viewBox="0 0 1 8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636cm" fo:page-height="9.7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5:45:29</meta:creation-date>
    <dc:date>2015-02-14T16:04:55</dc:date>
    <dc:creator>Daniel Buescher</dc:creator>
    <meta:editing-duration>PT14S</meta:editing-duration>
    <meta:editing-cycles>3</meta:editing-cycles>
    <meta:generator>LibreOffice/4.0.4.2$Linux_X86_64 LibreOffice_project/400m0$Build-2</meta:generator>
    <meta:document-statistic meta:object-count="15"/>
  </office:meta>
</office:document-meta>
</file>